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2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style:font-name="Consolas" fo:font-style="italic" fo:font-weight="bold" style:font-name-asian="Consolas1" style:font-style-asian="italic" style:font-weight-asian="bold" style:font-name-complex="Consolas1"/>
    </style:style>
    <style:style style:name="T11" style:family="text">
      <style:text-properties style:text-underline-style="none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05. Activities 02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3</text:span></text:p>
      <text:p text:style-name="P6"/>
      <text:p text:style-name="P5"><text:span text:style-name="T6">Unit 05. Activities 02</text:span></text:p>
      <text:list xml:id="list3404016910" text:style-name="WWNum2">
        <text:list-item>
          <text:p text:style-name="P16"><text:bookmark text:name="_dbh0n1vac4c8"/>Exercise 01</text:p>
        </text:list-item>
      </text:list>
      <text:p text:style-name="Standard">Investigate and post/discuss in the forum some of these topics <text:s/>(remember, there is an extra point if you participate in the forum):</text:p>
      <text:list xml:id="list700532245" text:style-name="WWNum1">
        <text:list-item>
          <text:p text:style-name="P7">What is “<text:span text:style-name="T9">/dev</text:span>” directory and explain how to mount a unit.</text:p>
        </text:list-item>
        <text:list-item>
          <text:p text:style-name="P8">What is file “<text:span text:style-name="T9">/etc/fstab</text:span>”.</text:p>
        </text:list-item>
        <text:list-item>
          <text:p text:style-name="P8">Differences between hard links and symbolic links.</text:p>
        </text:list-item>
        <text:list-item>
          <text:p text:style-name="P8">Examples of files with bit SetUID activated and why they need it.</text:p>
        </text:list-item>
        <text:list-item>
          <text:p text:style-name="P8">Security problems with bit SetUID.</text:p>
        </text:list-item>
        <text:list-item>
          <text:p text:style-name="P9">Any other Linux topic that you consider interesting or difficult.</text:p>
        </text:list-item>
      </text:list>
      <text:list xml:id="list112826500779732" text:continue-list="list3404016910" text:style-name="WWNum2">
        <text:list-item>
          <text:p text:style-name="P16"><text:bookmark text:name="_oikrabd5b2tk"/>Exercise 02</text:p>
        </text:list-item>
      </text:list>
      <text:p text:style-name="Standard">Do the suggested actions on Linux console and write the command used to perform each one.</text:p>
      <text:p text:style-name="Standard"/>
      <text:p text:style-name="Standard"><text:span text:style-name="T12">1. Go to your home directory.</text:span></text:p>
      <text:p text:style-name="Standard"><text:soft-page-break/></text:p>
      <text:p text:style-name="Standard"><text:span text:style-name="T12">2. Create directory “</text:span><text:span text:style-name="T10">PRACTICA</text:span><text:span text:style-name="T12">” on your home directory.</text:span></text:p>
      <text:p text:style-name="Standard"/>
      <text:p text:style-name="Standard"><text:span text:style-name="T12">3. Change current directory to “</text:span><text:span text:style-name="T10">PRACTICA</text:span><text:span text:style-name="T12">”.</text:span></text:p>
      <text:p text:style-name="Standard"/>
      <text:p text:style-name="Standard"><text:span text:style-name="T12">4. Create subdirectory “</text:span><text:span text:style-name="T10">DATOS</text:span><text:span text:style-name="T12">” in “</text:span><text:span text:style-name="T10">PRACTICA</text:span><text:span text:style-name="T12">”.</text:span></text:p>
      <text:p text:style-name="Standard"/>
      <text:p text:style-name="Standard"><text:span text:style-name="T12">5. Change current directory to “</text:span><text:span text:style-name="T10">DATOS</text:span><text:span text:style-name="T12">”.</text:span></text:p>
      <text:p text:style-name="Standard"/>
      <text:p text:style-name="Standard"><text:span text:style-name="T12">6. (Outside of Linux console) Create a file “</text:span><text:span text:style-name="T10">texto.txt</text:span><text:span text:style-name="T12">” with your name and surname inside.</text:span></text:p>
      <text:p text:style-name="Standard"/>
      <text:p text:style-name="Standard"><text:span text:style-name="T12">7. Copy file “</text:span><text:span text:style-name="T10">texto.txt</text:span><text:span text:style-name="T12">” to “</text:span><text:span text:style-name="T10">texto.bak</text:span><text:span text:style-name="T12">”.</text:span></text:p>
      <text:p text:style-name="Standard"/>
      <text:p text:style-name="Standard"><text:span text:style-name="T12">8. Copy file “</text:span><text:span text:style-name="T10">texto.txt</text:span><text:span text:style-name="T12">” to “</text:span><text:span text:style-name="T10">texto.bas</text:span><text:span text:style-name="T12">”.</text:span></text:p>
      <text:p text:style-name="P1"/>
      <text:p text:style-name="Standard"><text:span text:style-name="T12">9. Execute command “</text:span><text:span text:style-name="T10">ls</text:span><text:span text:style-name="T12">” using wildcards to only show files that start with “</text:span><text:span text:style-name="T10">TEX</text:span><text:span text:style-name="T12">” and its two first extension characters would be “</text:span><text:span text:style-name="T10">ba</text:span><text:span text:style-name="T12">”.</text:span></text:p>
      <text:p text:style-name="Standard"/>
      <text:p text:style-name="Standard"><text:span text:style-name="T12">10. Create file “</text:span><text:span text:style-name="T10">salida.txt</text:span><text:span text:style-name="T12">” using a redirected output using the command of the last exercise.</text:span></text:p>
      <text:p text:style-name="Standard"/>
      <text:p text:style-name="Standard"><text:span text:style-name="T12">11. Check the content of “</text:span><text:span text:style-name="T10">salida.txt</text:span><text:span text:style-name="T12">” using command “</text:span><text:span text:style-name="T10">cat</text:span><text:span text:style-name="T12">”.</text:span></text:p>
      <text:p text:style-name="Standard"/>
      <text:p text:style-name="Standard"><text:span text:style-name="T12">12. Rename file “</text:span><text:span text:style-name="T10">salida.txt</text:span><text:span text:style-name="T12">” to “</text:span><text:span text:style-name="T10">salida.dat</text:span><text:span text:style-name="T12">”.</text:span></text:p>
      <text:p text:style-name="Standard"/>
      <text:p text:style-name="P10"><text:span text:style-name="T12">13. (Outside of Linux console) Create in your home a file named “</text:span><text:span text:style-name="T10">clasi.dat</text:span><text:span text:style-name="T12">” with this content inside:</text:span></text:p>
      <text:p text:style-name="Standard">1 Valencia CF</text:p>
      <text:p text:style-name="Standard">2 At. Madrid</text:p>
      <text:p text:style-name="Standard">3 Villarreal CF</text:p>
      <text:p text:style-name="Standard">4 FC Barcelona</text:p>
      <text:p text:style-name="Standard">5 Real Madrid</text:p>
      <text:p text:style-name="Standard"/>
      <text:p text:style-name="Standard"><text:span text:style-name="T12">14. Being “</text:span><text:span text:style-name="T10">DATOS</text:span><text:span text:style-name="T12">” your current directory, copy all content of directory “</text:span><text:span text:style-name="T10">PRACTICA” </text:span><text:span text:style-name="T12">and its subdirectories to a new directory “</text:span><text:span text:style-name="T10">DOCS</text:span><text:span text:style-name="T12">” in the root (“</text:span><text:span text:style-name="T10">/home/yourhome/DOCS</text:span><text:span text:style-name="T12">”).</text:span></text:p>
      <text:p text:style-name="Standard"/>
      <text:p text:style-name="Standard"><text:span text:style-name="T12">15. Change to directory “</text:span><text:span text:style-name="T10">home/yourhome/DOCS/DATOS</text:span><text:span text:style-name="T12">” using one command with a relative route.</text:span></text:p>
      <text:p text:style-name="Standard"/>
      <text:p text:style-name="Standard"><text:span text:style-name="T12">16. Create file “</text:span><text:span text:style-name="T10">clasi.org</text:span><text:span text:style-name="T12">” as a result of sort file “</text:span><text:span text:style-name="T10">clasi.dat</text:span><text:span text:style-name="T12">” for the second column.</text:span></text:p>
      <text:p text:style-name="Standard"/>
      <text:p text:style-name="Standard"><text:span text:style-name="T12">17. Delete created directories and files with one command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337" meta:character-count="2060" meta:non-whitespace-character-count="1766"/>
    <meta:generator>LibreOfficeDev/6.0.5.2$Linux_X86_64 LibreOffice_project/</meta:generator>
  </office:meta>
</office:document-meta>
</file>